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05061e" officeooo:paragraph-rsid="00154dc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0fbb91" officeooo:paragraph-rsid="00154dc1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style="normal" fo:font-weight="bold" officeooo:rsid="0016ef3a" officeooo:paragraph-rsid="0016ef3a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Arial" fo:font-size="12pt" fo:font-style="normal" fo:font-weight="bold" officeooo:rsid="001daae5" officeooo:paragraph-rsid="001daae5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1daae5" officeooo:paragraph-rsid="001becc9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Arial" fo:font-size="12pt" fo:font-style="italic" fo:font-weight="normal" officeooo:rsid="001becc9" officeooo:paragraph-rsid="001becc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Arial" officeooo:rsid="00154dc1" officeooo:paragraph-rsid="00154dc1"/>
    </style:style>
    <style:style style:name="P8" style:family="paragraph" style:parent-style-name="Standard">
      <style:text-properties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style:font-name="Arial" fo:font-size="8pt" fo:font-style="italic" fo:font-weight="normal" officeooo:rsid="001b5cbb" officeooo:paragraph-rsid="001b5cbb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text-properties style:font-name="Arial" fo:font-size="8pt" fo:font-style="italic" fo:font-weight="normal" officeooo:rsid="001becc9" officeooo:paragraph-rsid="001becc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Arial" fo:font-size="12pt" fo:font-weight="normal" officeooo:rsid="000fbb91" officeooo:paragraph-rsid="00154dc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Arial" officeooo:rsid="0015b75f" officeooo:paragraph-rsid="0015b75f"/>
    </style:style>
    <style:style style:name="P13" style:family="paragraph" style:parent-style-name="Standard" style:list-style-name="L1">
      <style:text-properties style:font-name="Arial" fo:font-style="normal" officeooo:rsid="0015b75f" officeooo:paragraph-rsid="0015b75f" style:font-style-asian="normal" style:font-style-complex="normal"/>
    </style:style>
    <style:style style:name="P14" style:family="paragraph" style:parent-style-name="Standard" style:list-style-name="L2">
      <style:text-properties style:font-name="Arial" fo:font-style="normal" officeooo:rsid="0015b75f" officeooo:paragraph-rsid="0016ef3a" style:font-style-asian="normal" style:font-style-complex="normal"/>
    </style:style>
    <style:style style:name="P15" style:family="paragraph" style:parent-style-name="Standard" style:list-style-name="L1">
      <style:text-properties style:font-name="Arial" fo:font-style="italic" officeooo:rsid="0015fc39" officeooo:paragraph-rsid="0015fc39" style:font-style-asian="italic" style:font-style-complex="italic"/>
    </style:style>
    <style:style style:name="P16" style:family="paragraph" style:parent-style-name="Standard" style:list-style-name="L1">
      <style:text-properties style:font-name="Arial" fo:font-size="8pt" fo:font-style="italic" officeooo:rsid="0016ef3a" officeooo:paragraph-rsid="0016ef3a" style:font-size-asian="8pt" style:font-style-asian="italic" style:font-size-complex="8pt" style:font-style-complex="italic"/>
    </style:style>
    <style:style style:name="P17" style:family="paragraph" style:parent-style-name="Standard" style:list-style-name="L2">
      <style:text-properties style:font-name="Arial" fo:font-size="8pt" fo:font-style="normal" fo:font-weight="normal" officeooo:rsid="00185103" officeooo:paragraph-rsid="00185103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 style:list-style-name="L1">
      <style:text-properties style:font-name="Arial" fo:font-size="12pt" fo:font-style="normal" officeooo:rsid="0015fc39" officeooo:paragraph-rsid="0015fc39" style:font-size-asian="12pt" style:font-style-asian="normal" style:font-size-complex="12pt" style:font-style-complex="normal"/>
    </style:style>
    <style:style style:name="P19" style:family="paragraph" style:parent-style-name="Standard" style:list-style-name="L1">
      <style:text-properties style:font-name="Arial" fo:font-size="12pt" fo:font-style="normal" officeooo:rsid="00165ace" officeooo:paragraph-rsid="00165ace" style:font-size-asian="12pt" style:font-style-asian="normal" style:font-size-complex="12pt" style:font-style-complex="normal"/>
    </style:style>
    <style:style style:name="P20" style:family="paragraph" style:parent-style-name="Standard" style:list-style-name="L2">
      <style:text-properties style:font-name="Arial" fo:font-size="12pt" fo:font-style="normal" fo:font-weight="normal" officeooo:rsid="0016ef3a" officeooo:paragraph-rsid="0016ef3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text-properties style:font-name="Arial" fo:font-size="12pt" fo:font-style="normal" fo:font-weight="normal" officeooo:rsid="001becc9" officeooo:paragraph-rsid="001becc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text-properties style:font-name="Arial" fo:font-size="12pt" fo:font-style="normal" fo:font-weight="normal" officeooo:rsid="00185103" officeooo:paragraph-rsid="0018510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text-properties style:font-name="Arial" fo:font-size="12pt" fo:font-style="normal" fo:font-weight="normal" officeooo:rsid="00189906" officeooo:paragraph-rsid="0018990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text-properties style:font-name="Arial" fo:font-size="12pt" fo:font-style="normal" fo:font-weight="normal" officeooo:rsid="001b5cbb" officeooo:paragraph-rsid="001b5cbb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text-properties style:font-name="Arial" fo:font-size="12pt" fo:font-style="normal" officeooo:rsid="00242606" officeooo:paragraph-rsid="00242606" style:font-size-asian="10.5pt" style:font-style-asian="normal" style:font-size-complex="12pt" style:font-style-complex="normal"/>
    </style:style>
    <style:style style:name="P26" style:family="paragraph" style:parent-style-name="Standard" style:list-style-name="L1">
      <style:text-properties style:font-name="Arial" fo:font-size="12pt" fo:font-style="italic" officeooo:rsid="00165ace" officeooo:paragraph-rsid="00165ace" style:font-size-asian="12pt" style:font-style-asian="italic" style:font-size-complex="12pt" style:font-style-complex="italic"/>
    </style:style>
    <style:style style:name="P27" style:family="paragraph" style:parent-style-name="Standard" style:list-style-name="L2">
      <style:text-properties style:font-name="Arial" fo:font-size="12pt" fo:font-style="italic" fo:font-weight="normal" officeooo:rsid="0015fc39" officeooo:paragraph-rsid="0016ef3a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1">
      <style:text-properties style:font-name="Arial" fo:font-size="10pt" fo:font-style="italic" officeooo:rsid="00165ace" officeooo:paragraph-rsid="00165ace" style:font-size-asian="10pt" style:font-style-asian="italic" style:font-size-complex="10pt" style:font-style-complex="italic"/>
    </style:style>
    <style:style style:name="P29" style:family="paragraph" style:parent-style-name="Standard" style:list-style-name="L1">
      <style:paragraph-properties fo:text-align="center" style:justify-single-word="false"/>
      <style:text-properties style:font-name="Arial" fo:font-size="10pt" fo:font-style="italic" fo:font-weight="bold" officeooo:rsid="00165ace" officeooo:paragraph-rsid="00165ace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 style:list-style-name="L1">
      <style:text-properties fo:color="#333333" style:font-name="Arial" fo:font-size="8pt" fo:font-style="italic" officeooo:rsid="0016ef3a" officeooo:paragraph-rsid="0016ef3a" style:font-size-asian="8pt" style:font-style-asian="italic" style:font-size-complex="8pt" style:font-style-complex="italic"/>
    </style:style>
    <style:style style:name="P31" style:family="paragraph" style:parent-style-name="Standard" style:list-style-name="L1">
      <style:text-properties fo:color="#999999" style:font-name="Arial" fo:font-size="8pt" fo:font-style="normal" officeooo:rsid="00242606" officeooo:paragraph-rsid="00242606" style:font-size-asian="8pt" style:font-style-asian="normal" style:font-size-complex="8pt" style:font-style-complex="normal"/>
    </style:style>
    <style:style style:name="P32" style:family="paragraph" style:parent-style-name="Standard" style:list-style-name="L2">
      <style:text-properties fo:color="#999999" style:font-name="Arial" fo:font-size="8pt" fo:font-style="italic" fo:font-weight="bold" officeooo:rsid="0016ef3a" officeooo:paragraph-rsid="0016ef3a" style:font-size-asian="8pt" style:font-style-asian="italic" style:font-weight-asian="bold" style:font-size-complex="8pt" style:font-style-complex="italic" style:font-weight-complex="bold"/>
    </style:style>
    <style:style style:name="P33" style:family="paragraph" style:parent-style-name="Standard" style:list-style-name="L2">
      <style:text-properties fo:color="#999999" style:font-name="Arial" fo:font-size="8pt" fo:font-style="italic" fo:font-weight="normal" officeooo:rsid="0016ef3a" officeooo:paragraph-rsid="0016ef3a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 style:list-style-name="L2">
      <style:text-properties fo:color="#999999"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Standard" style:list-style-name="L2">
      <style:text-properties fo:color="#999999" style:font-name="Arial" fo:font-size="8pt" fo:font-style="italic" fo:font-weight="normal" officeooo:rsid="0016ef3a" officeooo:paragraph-rsid="00266041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Standard" style:list-style-name="L2">
      <style:text-properties fo:color="#999999" style:font-name="Arial" fo:font-size="8pt" fo:font-style="italic" fo:font-weight="normal" officeooo:rsid="0016ef3a" officeooo:paragraph-rsid="0026b181" style:font-size-asian="8pt" style:font-style-asian="italic" style:font-weight-asian="normal" style:font-size-complex="8pt" style:font-style-complex="italic" style:font-weight-complex="normal"/>
    </style:style>
    <style:style style:name="P37" style:family="paragraph" style:parent-style-name="Standard" style:list-style-name="L3">
      <style:text-properties fo:color="#999999" style:font-name="Arial" fo:font-size="8pt" fo:font-style="italic" fo:font-weight="normal" officeooo:rsid="001b5cbb" officeooo:paragraph-rsid="001b5cbb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Standard" style:list-style-name="L3">
      <style:text-properties fo:color="#999999" style:font-name="Arial" fo:font-size="8pt" fo:font-style="italic" fo:font-weight="normal" officeooo:rsid="001b5cbb" officeooo:paragraph-rsid="002a2e89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 style:list-style-name="L3">
      <style:text-properties fo:color="#999999" style:font-name="Arial" fo:font-size="8pt" fo:font-style="italic" fo:font-weight="normal" officeooo:rsid="001b5cbb" officeooo:paragraph-rsid="002b6682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Standard" style:list-style-name="L3">
      <style:text-properties fo:color="#999999" style:font-name="Arial" fo:font-size="8pt" fo:font-style="italic" fo:font-weight="normal" officeooo:rsid="001becc9" officeooo:paragraph-rsid="002c27ea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andard" style:list-style-name="L4">
      <style:text-properties fo:color="#999999" style:font-name="Arial" fo:font-size="8pt" fo:font-style="italic" fo:font-weight="normal" officeooo:rsid="001becc9" officeooo:paragraph-rsid="002e1ad5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Standard" style:list-style-name="L4">
      <style:text-properties fo:color="#999999" style:font-name="Arial" fo:font-size="8pt" fo:font-style="italic" fo:font-weight="normal" officeooo:rsid="001becc9" officeooo:paragraph-rsid="002fb440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Standard" style:list-style-name="L4">
      <style:text-properties fo:color="#999999" style:font-name="Arial" fo:font-size="8pt" fo:font-style="italic" fo:font-weight="normal" officeooo:rsid="003060c6" officeooo:paragraph-rsid="003060c6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f7c" style:font-weight-asian="bold" style:font-weight-complex="bold"/>
    </style:style>
    <style:style style:name="T3" style:family="text">
      <style:text-properties fo:font-weight="bold" officeooo:rsid="00065b3b" style:font-weight-asian="bold" style:font-weight-complex="bold"/>
    </style:style>
    <style:style style:name="T4" style:family="text">
      <style:text-properties fo:font-weight="bold" officeooo:rsid="002a4d77" style:font-weight-asian="bold" style:font-weight-complex="bold"/>
    </style:style>
    <style:style style:name="T5" style:family="text">
      <style:text-properties fo:font-weight="bold" officeooo:rsid="000e1f13" style:font-weight-asian="bold" style:font-weight-complex="bold"/>
    </style:style>
    <style:style style:name="T6" style:family="text">
      <style:text-properties fo:font-weight="bold" officeooo:rsid="00296009" style:font-weight-asian="bold" style:font-weight-complex="bold"/>
    </style:style>
    <style:style style:name="T7" style:family="text">
      <style:text-properties fo:font-weight="bold" officeooo:rsid="00154dc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5741" style:font-weight-asian="normal" style:font-weight-complex="normal"/>
    </style:style>
    <style:style style:name="T10" style:family="text">
      <style:text-properties officeooo:rsid="00154dc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5fc39" style:font-style-asian="italic" style:font-style-complex="italic"/>
    </style:style>
    <style:style style:name="T13" style:family="text">
      <style:text-properties fo:font-style="italic" officeooo:rsid="0016ef3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5fc39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6ef3a" style:font-style-asian="normal" style:font-style-complex="normal"/>
    </style:style>
    <style:style style:name="T18" style:family="text">
      <style:text-properties fo:font-style="normal" officeooo:rsid="00222e62" style:font-style-asian="normal" style:font-style-complex="normal"/>
    </style:style>
    <style:style style:name="T19" style:family="text">
      <style:text-properties officeooo:rsid="00165ace"/>
    </style:style>
    <style:style style:name="T20" style:family="text">
      <style:text-properties officeooo:rsid="00185103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ize="12pt" fo:font-style="normal" style:font-size-asian="10.5pt" style:font-style-asian="normal" style:font-size-complex="12pt" style:font-style-complex="normal"/>
    </style:style>
    <style:style style:name="T23" style:family="text">
      <style:text-properties style:text-position="super 58%" fo:font-size="12pt" fo:font-style="normal" officeooo:rsid="001a6033" style:font-size-asian="10.5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1a6033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1daae5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277958" style:font-size-asian="10.5pt" style:font-style-asian="normal" style:font-size-complex="12pt" style:font-style-complex="normal"/>
    </style:style>
    <style:style style:name="T28" style:family="text">
      <style:text-properties fo:color="#333333"/>
    </style:style>
    <style:style style:name="T29" style:family="text">
      <style:text-properties fo:color="#111111"/>
    </style:style>
    <style:style style:name="T30" style:family="text">
      <style:text-properties fo:color="#111111" fo:font-style="normal" style:font-style-asian="normal" style:font-style-complex="normal"/>
    </style:style>
    <style:style style:name="T31" style:family="text">
      <style:text-properties fo:color="#111111" fo:font-style="normal" officeooo:rsid="00222e62" style:font-style-asian="normal" style:font-style-complex="normal"/>
    </style:style>
    <style:style style:name="T32" style:family="text">
      <style:text-properties fo:color="#111111" fo:font-style="normal" officeooo:rsid="0024bfd9" style:font-style-asian="normal" style:font-style-complex="normal"/>
    </style:style>
    <style:style style:name="T33" style:family="text">
      <style:text-properties fo:color="#111111" fo:font-style="normal" officeooo:rsid="00266041" style:font-style-asian="normal" style:font-style-complex="normal"/>
    </style:style>
    <style:style style:name="T34" style:family="text">
      <style:text-properties fo:color="#111111" fo:font-style="normal" officeooo:rsid="0026b181" style:font-style-asian="normal" style:font-style-complex="normal"/>
    </style:style>
    <style:style style:name="T35" style:family="text">
      <style:text-properties fo:color="#111111" fo:font-style="normal" officeooo:rsid="002a16a1" style:font-style-asian="normal" style:font-style-complex="normal"/>
    </style:style>
    <style:style style:name="T36" style:family="text">
      <style:text-properties fo:color="#111111" fo:font-style="normal" officeooo:rsid="002a2e89" style:font-style-asian="normal" style:font-style-complex="normal"/>
    </style:style>
    <style:style style:name="T37" style:family="text">
      <style:text-properties fo:color="#111111" fo:font-style="normal" officeooo:rsid="002b6682" style:font-style-asian="normal" style:font-style-complex="normal"/>
    </style:style>
    <style:style style:name="T38" style:family="text">
      <style:text-properties fo:color="#111111" fo:font-style="normal" officeooo:rsid="002c27ea" style:font-style-asian="normal" style:font-style-complex="normal"/>
    </style:style>
    <style:style style:name="T39" style:family="text">
      <style:text-properties fo:color="#111111" fo:font-style="normal" officeooo:rsid="002e1ad5" style:font-style-asian="normal" style:font-style-complex="normal"/>
    </style:style>
    <style:style style:name="T40" style:family="text">
      <style:text-properties fo:color="#111111" fo:font-style="normal" officeooo:rsid="002fb440" style:font-style-asian="normal" style:font-style-complex="normal"/>
    </style:style>
    <style:style style:name="T41" style:family="text">
      <style:text-properties fo:color="#111111" fo:font-style="normal" fo:font-weight="normal" officeooo:rsid="0024bfd9" style:font-style-asian="normal" style:font-weight-asian="normal" style:font-style-complex="normal" style:font-weight-complex="normal"/>
    </style:style>
    <style:style style:name="T42" style:family="text">
      <style:text-properties fo:color="#111111" style:text-position="super 58%" fo:font-style="normal" officeooo:rsid="00266041" style:font-style-asian="normal" style:font-style-complex="normal"/>
    </style:style>
    <style:style style:name="T43" style:family="text">
      <style:text-properties fo:color="#111111" officeooo:rsid="002fb440"/>
    </style:style>
    <style:style style:name="T44" style:family="text">
      <style:text-properties fo:color="#999999"/>
    </style:style>
    <style:style style:name="T45" style:family="text">
      <style:text-properties officeooo:rsid="002fb44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SCE 312 C</text:span><text:span text:style-name="T3">omputer Organization <text:tab/></text:span><text:span text:style-name="T4"><text:tab/></text:span><text:span text:style-name="T3"><text:tab/></text:span><text:span text:style-name="T5"><text:tab/></text:span><text:span text:style-name="T3"><text:tab/><text:tab/></text:span><text:span text:style-name="T6">1</text:span><text:span text:style-name="T7">1</text:span><text:span text:style-name="T2">/</text:span><text:span text:style-name="T7">09</text:span><text:span text:style-name="T2">/2015</text:span></text:p>
      <text:p text:style-name="P11"><text:span text:style-name="T1">Name: </text:span>Gustavo Estrela de Matos<text:tab/><text:tab/><text:tab/><text:tab/><text:tab/><text:tab/><text:tab/><text:tab/><text:span text:style-name="T10">LAB 5</text:span></text:p>
      <text:p text:style-name="P2"/>
      <text:p text:style-name="P7"><text:span text:style-name="T1">Phase 1</text:span> </text:p>
      <text:list xml:id="list1980718468143060017" text:style-name="L1">
        <text:list-item>
          <text:p text:style-name="P12">First, check what are the functions of the bomb using: <text:span text:style-name="T11">info functions</text:span></text:p>
        </text:list-item>
        <text:list-item>
          <text:p text:style-name="P13">Create a breakpoint at <text:span text:style-name="T15">phase_1 function: </text:span><text:span text:style-name="T12">break phase_1</text:span></text:p>
        </text:list-item>
        <text:list-item>
          <text:p text:style-name="P15">run &lt; input <text:span text:style-name="T17">and then, disas</text:span></text:p>
          <text:list>
            <text:list-item>
              <text:p text:style-name="P16"><text:span text:style-name="T44"><text:s text:c="3"/>0x0000000000400ee4 &lt;+4&gt;:<text:tab/>mov <text:s text:c="3"/>$0x402400,%esi</text:span><text:tab/><text:tab/><text:span text:style-name="T18">Moves “$0x402400” to esi</text:span></text:p>
            </text:list-item>
            <text:list-item>
              <text:p text:style-name="P16"><text:span text:style-name="T28"><text:s text:c="3"/></text:span><text:span text:style-name="T44">0x0000000000400ee9 &lt;+9&gt;:<text:tab/>callq <text:s/>0x401338 &lt;strings_not_equal&gt; </text:span><text:s text:c="4"/><text:span text:style-name="T18">Calls string_not_equal function which puts <text:tab/><text:tab/><text:tab/><text:tab/>the result on %eax</text:span></text:p>
            </text:list-item>
            <text:list-item>
              <text:p text:style-name="P16"><text:span text:style-name="T44"><text:s text:c="3"/>0x0000000000400eee &lt;+14&gt;:<text:tab/>test <text:s text:c="2"/>%eax,%eax</text:span><text:tab/><text:tab/><text:tab/><text:span text:style-name="T18">Tests eax. If eax is 0 then ZF set to one, <text:tab/><text:tab/><text:tab/><text:tab/>otherwise ZF is set to zero.</text:span></text:p>
            </text:list-item>
            <text:list-item>
              <text:p text:style-name="P30"><text:s text:c="2"/><text:span text:style-name="T44"><text:s/>0x0000000000400ef0 &lt;+16&gt;:<text:tab/>je <text:s text:c="4"/>0x400ef7 &lt;phase_1+23&gt;<text:tab/></text:span><text:tab/><text:span text:style-name="T31">If ZF is one jumps to &lt;pahse_1+23&gt;</text:span></text:p>
            </text:list-item>
            <text:list-item>
              <text:p text:style-name="P30"><text:s text:c="3"/><text:span text:style-name="T44">0x0000000000400ef2 &lt;+18&gt;:<text:tab/>callq <text:s/>0x40143a &lt;explode_bomb&gt;</text:span><text:tab/><text:span text:style-name="T31">Explodes the bomb</text:span></text:p>
            </text:list-item>
          </text:list>
        </text:list-item>
        <text:list-item>
          <text:p text:style-name="P18">We can see that it moves $0x402400 to %esi, which is a register used to store arguments for function calls. Since it calls a function called “string_not_equal”, let's see what is this constant. <text:span text:style-name="T19">To do this we step into instruction phase_1&lt;+9&gt; and see what's in %esi</text:span></text:p>
        </text:list-item>
        <text:list-item>
          <text:p text:style-name="P26">p (char *) $esi</text:p>
          <text:list>
            <text:list-header>
              <text:p text:style-name="P28">$3 = 0x402400 "Border relations with Canada have never been better."</text:p>
            </text:list-header>
          </text:list>
        </text:list-item>
        <text:list-item>
          <text:p text:style-name="P19">If we check now what is the other argument, in %rsi: <text:span text:style-name="T11">p (char * ) $rsi</text:span></text:p>
          <text:list>
            <text:list-header>
              <text:p text:style-name="P28">$4 = 0x402400 "The input I typed."</text:p>
            </text:list-header>
          </text:list>
        </text:list-item>
        <text:list-item>
          <text:p text:style-name="P25">At &lt;phase_1+23&gt;</text:p>
          <text:list>
            <text:list-item>
              <text:p text:style-name="P31"><text:span text:style-name="T11"><text:s text:c="3"/>0x0000000000400ef7 &lt;+23&gt;:<text:tab/>add <text:s text:c="3"/>$0x8,%rsp</text:span><text:tab/><text:tab/><text:tab/><text:span text:style-name="T29">Adds 8 to the stack pointer</text:span></text:p>
            </text:list-item>
            <text:list-item>
              <text:p text:style-name="P31"><text:span text:style-name="T11"><text:s text:c="3"/>0x0000000000400efb &lt;+27&gt;:<text:tab/>retq </text:span><text:s text:c="2"/><text:tab/><text:tab/><text:tab/><text:tab/><text:span text:style-name="T29">returns</text:span></text:p>
            </text:list-item>
          </text:list>
        </text:list-item>
        <text:list-item>
          <text:p text:style-name="P19">Now, since the code for phase_1 only checks if the strings are equal and if they are the bomb is defused, the password for phase 1 is: </text:p>
          <text:p text:style-name="P19"/>
          <text:list>
            <text:list-header>
              <text:p text:style-name="P29">"Border relations with Canada have never been better."</text:p>
              <text:p text:style-name="P28"/>
            </text:list-header>
          </text:list>
        </text:list-item>
      </text:list>
      <text:p text:style-name="P3"/>
      <text:p text:style-name="P3">Phase 2</text:p>
      <text:list xml:id="list5983299715767166292" text:style-name="L2">
        <text:list-item>
          <text:p text:style-name="P14">Create a breakpoint at <text:span text:style-name="T15">phase_1 function: </text:span><text:span text:style-name="T12">break phase_</text:span><text:span text:style-name="T13">2</text:span></text:p>
        </text:list-item>
        <text:list-item>
          <text:p text:style-name="P27">run &lt; input <text:span text:style-name="T17">and then disas</text:span></text:p>
          <text:list>
            <text:list-item>
              <text:p text:style-name="P32"><text:s text:c="3"/><text:span text:style-name="T8">0x0000000000400f02 &lt;+6&gt;:<text:tab/>mov <text:s text:c="3"/>%rsp,%rsi<text:tab/><text:tab/><text:tab/></text:span><text:span text:style-name="T41">Moves content of rsp to rsi, I.e rsp is an <text:tab/><text:tab/><text:tab/><text:tab/>argument to the function called right after this line.</text:span></text:p>
            </text:list-item>
            <text:list-item>
              <text:p text:style-name="P33"><text:s text:c="3"/>0x0000000000400f05 &lt;+9&gt;:<text:tab/>callq <text:s/>0x40145c &lt;read_six_numbers&gt;<text:tab/><text:span text:style-name="T32">Calls read_six_numbers</text:span></text:p>
            </text:list-item>
            <text:list-item>
              <text:p text:style-name="P33"><text:s text:c="3"/>0x0000000000400f0a &lt;+14&gt;:<text:tab/>cmpl <text:s text:c="2"/>$0x1,(%rsp)<text:tab/><text:tab/><text:tab/><text:span text:style-name="T32">Compares one to the element pointed by the <text:tab/><text:tab/><text:tab/><text:tab/>first entry of the stack. If they are equal, ZF is set to one.</text:span></text:p>
            </text:list-item>
            <text:list-item>
              <text:p text:style-name="P33"><text:s text:c="3"/>0x0000000000400f0e &lt;+18&gt;:<text:tab/>je <text:s text:c="4"/>0x400f30 &lt;phase_2+52&gt;<text:tab/><text:tab/><text:span text:style-name="T32">If ZF is one we jump to &lt;phase_2+52&gt;</text:span><text:span text:style-name="T29"><text:tab/></text:span></text:p>
            </text:list-item>
          </text:list>
        </text:list-item>
        <text:list-item>
          <text:p text:style-name="P20">In the first lines <text:span text:style-name="T20">that the function read_six_numbers receives the stack pointer as an argument. I typed 6 numbers to see what happened after that to the stack, and:</text:span></text:p>
          <text:list>
            <text:list-item>
              <text:p text:style-name="P17">(gdb) p *(int *) ($rsp)</text:p>
            </text:list-item>
            <text:list-item>
              <text:p text:style-name="P17">$5 = &lt;first typed number&gt;</text:p>
            </text:list-item>
            <text:list-item>
              <text:p text:style-name="P17">(gdb) p *(int *) ($rsp + 0x4)</text:p>
            </text:list-item>
            <text:list-item>
              <text:p text:style-name="P17">$7 = &lt;second typed number&gt;</text:p>
            </text:list-item>
            <text:list-item>
              <text:p text:style-name="P17">(gdb) p *(int *) ($rsp + 0x8)</text:p>
            </text:list-item>
            <text:list-item>
              <text:p text:style-name="P17">$8 = &lt;third typed number&gt;</text:p>
            </text:list-item>
            <text:list-item>
              <text:p text:style-name="P17">(gdb) p *(int *) ($rsp + 0xc)</text:p>
            </text:list-item>
            <text:list-item>
              <text:p text:style-name="P17">$9 = &lt;4<text:span text:style-name="T21">th</text:span> typed number&gt;</text:p>
            </text:list-item>
            <text:list-item>
              <text:p text:style-name="P17">(gdb) p *(int *) ($rsp + 0x10)</text:p>
            </text:list-item>
            <text:list-item>
              <text:p text:style-name="P17">$11 = &lt;5<text:span text:style-name="T21">th</text:span> typed number&gt;</text:p>
            </text:list-item>
            <text:list-item>
              <text:p text:style-name="P17">(gdb) p *(int *) ($rsp + 0x14)</text:p>
            </text:list-item>
            <text:list-item>
              <text:p text:style-name="P17">$12 = &lt;6<text:span text:style-name="T21">th</text:span> typed number&gt;</text:p>
            </text:list-item>
          </text:list>
        </text:list-item>
        <text:list-item>
          <text:p text:style-name="P22">The function read six integers and put them in the stack. After that there is a comparison between $0x1 and the first read number. If they are not equal the bomb <text:soft-page-break/>explode. Then the 1<text:span text:style-name="T21">st</text:span> number must be 1.</text:p>
        </text:list-item>
        <text:list-item>
          <text:p text:style-name="P23">After that, there is a jump to &lt;phase_2 + 52&gt;, where:</text:p>
          <text:list>
            <text:list-item>
              <text:p text:style-name="P34">0x0000000000400f30 &lt;+52&gt;:<text:tab/>lea <text:s text:c="3"/>0x4(%rsp),%rbx<text:tab/><text:tab/><text:span text:style-name="T33">Moves the address of 2</text:span><text:span text:style-name="T42">nd</text:span><text:span text:style-name="T33"> element of the stack to rbx</text:span></text:p>
            </text:list-item>
            <text:list-item>
              <text:p text:style-name="P35">0x0000000000400f35 &lt;+57&gt;:<text:tab/>lea <text:s text:c="3"/>0x18(%rsp),%rbp<text:tab/><text:tab/><text:span text:style-name="T33">Moves the address of 7</text:span><text:span text:style-name="T42">th</text:span><text:span text:style-name="T33"> element of the stack to rb</text:span><text:span text:style-name="T34">p</text:span></text:p>
            </text:list-item>
            <text:list-item>
              <text:p text:style-name="P36">0x0000000000400f3a &lt;+62&gt;:<text:tab/>jmp <text:s text:c="3"/>0x400f17 &lt;phase_2+27&gt;<text:tab/><text:span text:style-name="T34">Jumps to &lt;phase_2+27&gt;</text:span></text:p>
            </text:list-item>
          </text:list>
        </text:list-item>
      </text:list>
      <text:p text:style-name="P8"><text:tab/><text:span text:style-name="T25">We copy the address of the second argument to %rbx and the 6</text:span><text:span text:style-name="T23">th</text:span><text:span text:style-name="T25"> older element in the %</text:span><text:span text:style-name="T27">rbp</text:span><text:span text:style-name="T25">. Then we jump to &lt;phase_2+27&gt;</text:span></text:p>
      <text:list xml:id="list4614462429110253490" text:style-name="L3">
        <text:list-item>
          <text:p text:style-name="P24">In &lt;phase_2+27&gt;:</text:p>
          <text:list>
            <text:list-item>
              <text:p text:style-name="P37"><text:s text:c="3"/>0x0000000000400f17 &lt;+27&gt;:<text:tab/>mov <text:s text:c="3"/>-0x4(%rbx),%eax<text:tab/><text:span text:style-name="T35">Moves the element pointed right before rbx to eax</text:span></text:p>
            </text:list-item>
            <text:list-item>
              <text:p text:style-name="P38"><text:s text:c="3"/>0x0000000000400f1a &lt;+30&gt;:<text:tab/>add <text:s text:c="3"/>%eax,%eax<text:tab/><text:tab/><text:span text:style-name="T36">Makes eax = eax * 2</text:span></text:p>
            </text:list-item>
            <text:list-item>
              <text:p text:style-name="P38"><text:s text:c="3"/>0x0000000000400f1c &lt;+32&gt;:<text:tab/>cmp <text:s text:c="3"/>%eax,(%rbx)<text:tab/><text:tab/><text:span text:style-name="T36">Compares eax to the element pointed by rbx. </text:span><text:span text:style-name="T37">If they <text:tab/><text:tab/><text:tab/><text:tab/>are equal ZF is set to zero.</text:span></text:p>
            </text:list-item>
            <text:list-item>
              <text:p text:style-name="P39"><text:s text:c="3"/>0x0000000000400f1e &lt;+34&gt;:<text:tab/>je <text:s/>0x400f25 &lt;phase_2+41&gt; <text:s text:c="2"/><text:span text:style-name="T37">If ZF is one we jump to &lt;phase_2+41&gt;</text:span></text:p>
            </text:list-item>
            <text:list-item>
              <text:p text:style-name="P40"><text:s text:c="3"/>0x0000000000400f20 &lt;+36&gt;:<text:tab/>callq <text:s/>0x40143a &lt;explode_bomb&gt; <text:span text:style-name="T38">Explodes the bomb</text:span> </text:p>
            </text:list-item>
          </text:list>
        </text:list-item>
      </text:list>
      <text:p text:style-name="P6"><text:tab/><text:span text:style-name="T16">In this part we verify if the element that came after the current element pointed by %rbx is exactly twice the first one. If not the bomb explodes. If they are we jump to &lt;phase_2+41&gt;.</text:span></text:p>
      <text:list xml:id="list10332921663271148" text:style-name="L4">
        <text:list-item>
          <text:p text:style-name="P21">In &lt;phase_2+41&gt;:</text:p>
          <text:list>
            <text:list-item>
              <text:p text:style-name="P41">0x0000000000400f25 &lt;+41&gt;:<text:tab/>add <text:s text:c="3"/>$0x4,%rbx<text:tab/><text:tab/><text:tab/><text:span text:style-name="T39">Adds 4 to rbx. Now rbx points to the next element in <text:tab/><text:tab/><text:tab/><text:tab/><text:tab/><text:tab/><text:tab/>the stack.</text:span></text:p>
            </text:list-item>
            <text:list-item>
              <text:p text:style-name="P41">0x0000000000400f29 &lt;+45&gt;:<text:tab/>cmp <text:s text:c="3"/>%rbp,%rbx<text:tab/><text:tab/><text:tab/><text:span text:style-name="T39">Compares rbp to rbx. Right below there's an <text:tab/><text:tab/><text:tab/><text:tab/>explanation of this line</text:span></text:p>
            </text:list-item>
            <text:list-item>
              <text:p text:style-name="P41">0x0000000000400f2c &lt;+48&gt;:<text:tab/>jne <text:s text:c="3"/>0x400f17 &lt;phase_2+27&gt;<text:tab/><text:span text:style-name="T39">If they are not equal, jump back to &lt;phase_2 + 27&gt; </text:span></text:p>
            </text:list-item>
            <text:list-item>
              <text:p text:style-name="P42">0x0000000000400f2e &lt;+50&gt;:<text:tab/>jmp <text:s text:c="3"/>0x400f3c &lt;phase_2+64&gt;<text:tab/><text:span text:style-name="T40">Jumps to &lt;phase2+64&gt;</text:span></text:p>
            </text:list-item>
            <text:list-item>
              <text:p text:style-name="P43"><text:span text:style-name="T45">0x0000000000400f3c &lt;+64&gt;:<text:tab/>add <text:s text:c="3"/>$0x28,%rsp<text:tab/><text:tab/><text:tab/></text:span><text:span text:style-name="T30">Adds 0x28 to rsp</text:span></text:p>
            </text:list-item>
            <text:list-item>
              <text:p text:style-name="P43"><text:span text:style-name="T45">0x0000000000400f40 &lt;+68&gt;:<text:tab/>pop <text:s text:c="3"/>%rbx<text:tab/><text:tab/><text:tab/></text:span><text:span text:style-name="T30">Pops the stack to rbx</text:span></text:p>
            </text:list-item>
            <text:list-item>
              <text:p text:style-name="P43"><text:span text:style-name="T45">0x0000000000400f41 &lt;+69&gt;:<text:tab/>pop <text:s text:c="3"/>%rbp<text:tab/><text:tab/><text:tab/></text:span><text:span text:style-name="T30">Pops the stack to rbp</text:span></text:p>
            </text:list-item>
            <text:list-item>
              <text:p text:style-name="P43"><text:span text:style-name="T45">0x0000000000400f42 &lt;+70&gt;:<text:tab/>retq <text:s text:c="2"/><text:tab/><text:tab/><text:tab/><text:tab/></text:span><text:span text:style-name="T30">Returns</text:span></text:p>
            </text:list-item>
          </text:list>
        </text:list-item>
      </text:list>
      <text:p text:style-name="P10"><text:span text:style-name="T16"><text:tab/></text:span><text:span text:style-name="T24">In this part, we update %rbx to point to the next entered number and we compare if %rbp and %rbx points to the same place. Remember that %rbx saves the address right after the 6</text:span><text:span text:style-name="T22">th</text:span><text:span text:style-name="T24"> entered number, so this will be true when we add 0x4 to %rbx 6 times. If they are equal e end the function, otherwise we </text:span><text:span text:style-name="T26">jump back to line 27 to verify the same thing, if the next number is alos twice the last one. Then, the answer to this phase is:</text:span></text:p>
      <text:p text:style-name="P5"/>
      <text:p text:style-name="P5">1 2 4 8 16 32</text:p>
      <text:p text:style-name="P9"><text:tab/></text:p>
      <text:p text:style-name="P4">Other Phases</text:p>
      <text:p text:style-name="P4"><text:tab/><text:span text:style-name="T14"> </text:span><text:span text:style-name="T8">I also defused phase 3 </text:span><text:span text:style-name="T9">and phase 4</text:span><text:span text:style-name="T8">, </text:span><text:span text:style-name="T9">which has,</text:span><text:span text:style-name="T8"> repectively, the passwords </text:span>3 256<text:span text:style-name="T8"> </text:span><text:span text:style-name="T9">and</text:span> 1 0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2:17:52.379097406</meta:creation-date>
    <meta:generator>LibreOffice/4.4.6.3$Linux_X86_64 LibreOffice_project/40m0$Build-3</meta:generator>
    <dc:date>2015-11-09T11:32:07.133701408</dc:date>
    <meta:editing-duration>PT1H7M24S</meta:editing-duration>
    <meta:editing-cycles>19</meta:editing-cycles>
    <meta:document-statistic meta:table-count="0" meta:image-count="0" meta:object-count="0" meta:page-count="2" meta:paragraph-count="70" meta:word-count="897" meta:character-count="5168" meta:non-whitespace-character-count="4186"/>
  </office:meta>
</office:document-meta>
</file>